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30.73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21.2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ro4" style:family="table-row">
      <style:table-row-properties style:row-height="8.87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0.99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99pt solid #000000" fo:background-color="#fff685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ed1c24" fo:background-color="#f58220" style:text-align-source="fix" style:repeat-content="false" fo:border-left="0.99pt solid #ed1c24" fo:border-right="none" fo:border-top="0.99pt solid #ed1c24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204a87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99pt solid #ed1c24" fo:background-color="#f58220" style:text-align-source="fix" style:repeat-content="false" fo:border-left="none" fo:border-right="none" fo:border-top="0.99pt solid #ed1c24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order-bottom="0.06pt solid #000000" fo:background-color="#204a87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background-color="#cccccc" fo:border-left="none" fo:border-right="none" fo:border-top="0.99pt solid #000000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99pt solid #000000" fo:background-color="#ffffff" fo:border-left="none" fo:border-right="none" fo:border-top="0.99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0.99pt solid #000000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99pt solid #ed1c24" fo:background-color="#f58220" fo:border-left="none" fo:border-right="none" fo:border-top="0.99pt solid #ed1c24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99pt solid #000000" fo:background-color="#fff685" fo:border-left="none" fo:border-right="none" fo:border-top="0.99pt solid #000000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6pt solid #000000" fo:background-color="#204a87" fo:border-left="none" fo:border-right="none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99pt solid #000000" fo:background-color="#fff685" style:text-align-source="fix" style:repeat-content="false" fo:border-left="none" fo:border-right="none" fo:border-top="0.99pt solid #000000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fo:background-color="#cccccc" fo:border-left="none" fo:border-right="0.06pt solid #000000" fo:border-top="0.99pt solid #000000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99pt solid #000000" fo:background-color="#ffffff" fo:border-left="none" fo:border-right="0.06pt solid #000000" fo:border-top="0.99pt solid #000000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99pt solid #000000" fo:background-color="#fff685" fo:border-left="none" fo:border-right="0.06pt solid #000000" fo:border-top="0.99pt solid #000000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99pt solid #ed1c24" fo:background-color="#f58220" fo:border-left="none" fo:border-right="0.06pt solid #000000" fo:border-top="0.99pt solid #ed1c24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204a87" fo:border-left="none" fo:border-right="0.06pt solid #000000" fo:border-top="0.06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fffff" fo:border="none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3" table:default-cell-style-name="ce27"/>
        <table:table-column table:style-name="co7" table:number-columns-repeated="1015" table:default-cell-style-name="ce41"/>
        <table:table-row table:style-name="ro1">
          <table:table-cell table:style-name="ce5" office:value-type="string" calcext:value-type="string">
            <text:p>Produkt Backlog</text:p>
          </table:table-cell>
          <table:table-cell table:style-name="ce15"/>
          <table:table-cell table:style-name="ce24"/>
          <table:table-cell table:style-name="ce15" table:number-columns-repeated="3"/>
          <table:table-cell table:style-name="ce24" table:number-columns-repeated="2"/>
          <table:table-cell table:style-name="ce35"/>
          <table:table-cell table:style-name="ce40" table:number-columns-repeated="1015"/>
        </table:table-row>
        <table:table-row table:style-name="ro2">
          <table:table-cell table:style-name="ce6"/>
          <table:table-cell table:style-name="ce16"/>
          <table:table-cell table:style-name="ce25"/>
          <table:table-cell table:style-name="ce16" table:number-columns-repeated="3"/>
          <table:table-cell table:style-name="ce25" table:number-columns-repeated="2"/>
          <table:table-cell table:style-name="ce36"/>
          <table:table-cell table:number-columns-repeated="1015"/>
        </table:table-row>
        <table:table-row table:style-name="ro3">
          <table:table-cell table:style-name="ce7" office:value-type="string" calcext:value-type="string">
            <text:p>Sprint</text:p>
          </table:table-cell>
          <table:table-cell table:style-name="ce7" office:value-type="string" calcext:value-type="string">
            <text:p>Priorität</text:p>
          </table:table-cell>
          <table:table-cell table:style-name="ce7" office:value-type="string" calcext:value-type="string">
            <text:p>Task Name</text:p>
          </table:table-cell>
          <table:table-cell table:style-name="ce7" office:value-type="string" calcext:value-type="string">
            <text:p>Abgeschlossen</text:p>
            <text:p>in Sprint</text:p>
          </table:table-cell>
          <table:table-cell table:style-name="ce7" office:value-type="string" calcext:value-type="string">
            <text:p>User Story </text:p>
            <text:p>Vorhanden?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US Points</text:p>
          </table:table-cell>
          <table:table-cell table:style-name="ce19" table:number-columns-repeated="2"/>
          <table:table-cell table:style-name="ce42" table:number-columns-repeated="1015"/>
        </table:table-row>
        <table:table-row table:style-name="ro2">
          <table:table-cell table:style-name="ce8" office:value-type="string" calcext:value-type="string">
            <text:p>Sprint 1 27.03-12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Anforderungsanaly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Prototyp Entwür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Lastenh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table:style-name="ce28"/>
          <table:table-cell table:style-name="ce33"/>
          <table:table-cell table:number-columns-repeated="1020"/>
        </table:table-row>
        <table:table-row table:style-name="ro2">
          <table:table-cell table:style-name="ce8" office:value-type="string" calcext:value-type="string">
            <text:p>Sprint 2 12.04-19.04</text:p>
          </table:table-cell>
          <table:table-cell table:style-name="ce17"/>
          <table:table-cell table:style-name="ce26"/>
          <table:table-cell table:style-name="ce17" table:number-columns-repeated="2"/>
          <table:table-cell table:style-name="ce17" office:value-type="string" calcext:value-type="string">
            <text:p>Abgeschlossen</text:p>
          </table:table-cell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/>
          <table:table-cell office:value-type="string" calcext:value-type="string">
            <text:p>US System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office:value-type="string" calcext:value-type="string">
            <text:p>US Anfordern leerer Schli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/>
          <table:table-cell table:style-name="ce29" office:value-type="string" calcext:value-type="string">
            <text:p>US Neupositionierung eines Schlitt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/>
          <table:table-cell office:value-type="string" calcext:value-type="string">
            <text:p>US Freigabe Schlitten/Pal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 table:number-columns-spanned="3" table:number-rows-spanned="1">
            <text:p>Ab hier mit Priorisierung angefangen</text:p>
          </table:table-cell>
          <table:covered-table-cell table:style-name="ce18"/>
          <table:covered-table-cell table:style-name="ce30"/>
          <table:table-cell table:style-name="ce18" table:number-columns-repeated="3"/>
          <table:table-cell table:style-name="ce30" table:number-columns-repeated="2"/>
          <table:table-cell table:style-name="ce38"/>
          <table:table-cell table:number-columns-repeated="1015"/>
        </table:table-row>
        <table:table-row table:style-name="ro2">
          <table:table-cell table:style-name="ce8" office:value-type="string" calcext:value-type="string">
            <text:p>Sprint 3 19.04-26.04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style-name="ce9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Pflichtenhef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End Prototy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Abfragedialog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Logmeldungen + abspeicher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1" office:value-type="string" calcext:value-type="string">
            <text:p>Mittel</text:p>
          </table:table-cell>
          <table:table-cell office:value-type="string" calcext:value-type="string">
            <text:p>Aufbau der Verbindung (Netzwerkschnittstelle)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0" office:value-type="string" calcext:value-type="string">
            <text:p>Niedrig</text:p>
          </table:table-cell>
          <table:table-cell office:value-type="string" calcext:value-type="string">
            <text:p>Parsen der Netzwerknachricht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table:style-name="ce28" office:value-type="string" calcext:value-type="string">
            <text:p>Verhalten auf die Befehle von Controller</text:p>
          </table:table-cell>
          <table:table-cell table:style-name="ce33"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Befehl Prüfung nach Station „x“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en ob Palette mit ID vorhand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- Prüfung nach leerem Schlitten in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22" office:value-type="string" calcext:value-type="string">
            <text:p>Hoch</text:p>
          </table:table-cell>
          <table:table-cell office:value-type="string" calcext:value-type="string">
            <text:p>Klassenstruktur für Stationen + Verbindungen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in Bearbeitung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Sprint 4 26.04-03.05</text:p>
          </table:table-cell>
          <table:table-cell table:style-name="ce17"/>
          <table:table-cell table:style-name="ce31"/>
          <table:table-cell table:style-name="ce34"/>
          <table:table-cell table:style-name="ce17" table:number-columns-repeated="2"/>
          <table:table-cell table:style-name="ce26" table:number-columns-repeated="2"/>
          <table:table-cell table:style-name="ce3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2" table:number-rows-spanned="1">
            <text:p>Backlog</text:p>
          </table:table-cell>
          <table:covered-table-cell table:style-name="ce23"/>
          <table:table-cell table:style-name="ce32"/>
          <table:table-cell table:style-name="ce23" table:number-columns-repeated="3"/>
          <table:table-cell table:style-name="ce32" table:number-columns-repeated="2"/>
          <table:table-cell table:style-name="ce39"/>
          <table:table-cell table:number-columns-repeated="1015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ustand Laden/wiederherstell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Log prüf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Neue Statio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Zeit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Wiederherstellung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Stau-verhalte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US IP und Port Einstellung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Basisarchitektur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Dokumentation</text:p>
          </table:table-cell>
          <table:table-cell office:value-type="string" calcext:value-type="string">
            <text:p>Zustandsdiagramm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Offen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.00.0000</text:date>, <text:time style:data-style-name="N2" text:time-value="13:29:28.3278026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51:39.387105748</meta:creation-date>
    <dc:date>2018-04-25T13:58:39.308594762</dc:date>
    <meta:editing-duration>PT1H11M22S</meta:editing-duration>
    <meta:editing-cycles>6</meta:editing-cycles>
    <meta:generator>LibreOffice/5.4.5.1$Linux_X86_64 LibreOffice_project/40m0$Build-1</meta:generator>
    <meta:document-statistic meta:table-count="1" meta:cell-count="125" meta:object-count="0"/>
  </office:meta>
</office:document-meta>
</file>